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start" fo:margin-left="0cm"/>
    </style:style>
    <style:style style:name="ce7" style:family="table-cell" style:parent-style-name="Default" style:data-style-name="N37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0c0c0"/>
      <style:text-properties fo:color="#ff0000"/>
    </style:style>
    <style:style style:name="ce13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5" table:number-columns-repeated="250" table:default-cell-style-name="Default"/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Audacity</text:p>
          </table:table-cell>
          <table:table-cell table:style-name="ce4" table:formula="oooc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250"/>
        </table:table-row>
        <table:table-row table:style-name="ro1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Celestia</text:p>
          </table:table-cell>
          <table:table-cell table:style-name="ce4" table:formula="oooc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 table:style-name="ce13" table:number-columns-repeated="250"/>
        </table:table-row>
        <table:table-row table:style-name="ro1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2" table:number-columns-repeated="250"/>
        </table:table-row>
        <table:table-row table:style-name="ro1">
          <table:table-cell office:value-type="string">
            <text:p>GIMP</text:p>
          </table:table-cell>
          <table:table-cell table:style-name="ce4" table:formula="oooc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Joomla</text:p>
          </table:table-cell>
          <table:table-cell table:style-name="ce7" table:formula="oooc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breakout2</text:p>
          </table:table-cell>
          <table:table-cell table:style-name="ce7" table:formula="oooc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table:style-name="ce2" office:value-type="string">
            <text:p>Moodle</text:p>
          </table:table-cell>
          <table:table-cell table:style-name="ce7" table:formula="oooc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Pidgin</text:p>
          </table:table-cell>
          <table:table-cell table:style-name="ce4" table:formula="oooc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 table:style-name="ce13" table:number-columns-repeated="250"/>
        </table:table-row>
        <table:table-row table:style-name="ro1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table:style-name="ce2" office:value-type="string">
            <text:p>SMF</text:p>
          </table:table-cell>
          <table:table-cell table:style-name="ce7" table:formula="oooc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table:style-name="ce2" office:value-type="string">
            <text:p>Subversion</text:p>
          </table:table-cell>
          <table:table-cell table:style-name="ce7" table:formula="oooc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uxMath</text:p>
          </table:table-cell>
          <table:table-cell table:style-name="ce6"/>
          <table:table-cell table:style-name="ce2" office:value-type="float" office:value="1.8">
            <text:p>1.8</text:p>
          </table:table-cell>
          <table:table-cell table:style-name="ce2"/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ux Typing 2</text:p>
          </table:table-cell>
          <table:table-cell table:style-name="ce6"/>
          <table:table-cell table:style-name="ce2" office:value-type="float" office:value="7.9">
            <text:p>7.9</text:p>
          </table:table-cell>
          <table:table-cell table:style-name="ce2"/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xampp</text:p>
          </table:table-cell>
          <table:table-cell table:style-name="ce7" table:formula="oooc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2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253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252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F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18/03/2009</text:date>, <text:time>11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xavier</dc:creator>
    <dc:date>2009-03-18T11:29:59</dc:date>
    <meta:editing-cycles>1</meta:editing-cycles>
    <meta:editing-duration>PT26M10S</meta:editing-duration>
    <meta:user-defined meta:name="Info 1"/>
    <meta:user-defined meta:name="Info 2"/>
    <meta:user-defined meta:name="Info 3"/>
    <meta:user-defined meta:name="Info 4"/>
    <meta:document-statistic meta:table-count="1" meta:cell-count="187"/>
  </office:meta>
</office:document-meta>
</file>